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CG Times" svg:font-family="'CG Times', 'Times New Roman'"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Header">
      <style:text-properties fo:font-weight="bold" style:font-weight-asian="bold" style:font-weight-complex="bold"/>
    </style:style>
    <style:style style:name="P3" style:family="paragraph" style:parent-style-name="Footer">
      <style:paragraph-properties fo:text-align="center" style:justify-single-word="false"/>
      <style:text-properties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text-properties fo:font-size="10pt" style:font-size-asian="10pt" style:font-size-complex="10pt"/>
    </style:style>
    <style:style style:name="P6" style:family="paragraph" style:parent-style-name="Text_20_body">
      <style:text-properties officeooo:rsid="001d7a81" officeooo:paragraph-rsid="001d7a81"/>
    </style:style>
    <style:style style:name="P7" style:family="paragraph" style:parent-style-name="Text_20_body">
      <style:text-properties officeooo:rsid="0020b289" officeooo:paragraph-rsid="0020b289"/>
    </style:style>
    <style:style style:name="P8" style:family="paragraph" style:parent-style-name="Text_20_body">
      <style:text-properties officeooo:rsid="00222894" officeooo:paragraph-rsid="00222894"/>
    </style:style>
    <style:style style:name="P9" style:family="paragraph" style:parent-style-name="Text_20_body">
      <style:text-properties officeooo:rsid="0023f560" officeooo:paragraph-rsid="0023f560"/>
    </style:style>
    <style:style style:name="P10" style:family="paragraph" style:parent-style-name="Text_20_body">
      <style:text-properties officeooo:rsid="0028f09c" officeooo:paragraph-rsid="0028f09c"/>
    </style:style>
    <style:style style:name="P11" style:family="paragraph" style:parent-style-name="Text_20_body">
      <style:paragraph-properties fo:text-align="center" style:justify-single-word="false"/>
      <style:text-properties officeooo:rsid="0028f09c" officeooo:paragraph-rsid="0028f09c"/>
    </style:style>
    <style:style style:name="P12" style:family="paragraph" style:parent-style-name="Text_20_body">
      <style:paragraph-properties fo:text-align="start" style:justify-single-word="false"/>
      <style:text-properties officeooo:rsid="0028f09c" officeooo:paragraph-rsid="0028f09c"/>
    </style:style>
    <style:style style:name="P13" style:family="paragraph" style:parent-style-name="Text_20_body">
      <style:text-properties officeooo:rsid="0034e2fc" officeooo:paragraph-rsid="0034e2fc"/>
    </style:style>
    <style:style style:name="P14" style:family="paragraph" style:parent-style-name="Text_20_body">
      <style:text-properties officeooo:rsid="00395d81" officeooo:paragraph-rsid="00395d81"/>
    </style:style>
    <style:style style:name="P15" style:family="paragraph" style:parent-style-name="Text_20_body">
      <style:text-properties officeooo:rsid="003a0f20" officeooo:paragraph-rsid="003a0f20"/>
    </style:style>
    <style:style style:name="P16" style:family="paragraph" style:parent-style-name="Text_20_body">
      <style:text-properties officeooo:rsid="004177fe" officeooo:paragraph-rsid="004177fe"/>
    </style:style>
    <style:style style:name="P17" style:family="paragraph" style:parent-style-name="Text_20_body">
      <style:text-properties officeooo:rsid="004376eb" officeooo:paragraph-rsid="004376eb"/>
    </style:style>
    <style:style style:name="P18" style:family="paragraph" style:parent-style-name="Text_20_body">
      <style:text-properties officeooo:rsid="004c424b" officeooo:paragraph-rsid="004c424b"/>
    </style:style>
    <style:style style:name="P19" style:family="paragraph" style:parent-style-name="Standard">
      <style:paragraph-properties fo:text-align="justify" style:justify-single-word="false">
        <style:tab-stops>
          <style:tab-stop style:position="2cm"/>
          <style:tab-stop style:position="3cm"/>
        </style:tab-stops>
      </style:paragraph-properties>
    </style:style>
    <style:style style:name="P20" style:family="paragraph" style:parent-style-name="Footnote">
      <style:text-properties officeooo:rsid="001ef25e" officeooo:paragraph-rsid="001ef25e"/>
    </style:style>
    <style:style style:name="P21" style:family="paragraph" style:parent-style-name="Footnote">
      <style:text-properties officeooo:rsid="0023f560" officeooo:paragraph-rsid="0023f560"/>
    </style:style>
    <style:style style:name="P22" style:family="paragraph" style:parent-style-name="Footnote">
      <style:text-properties officeooo:rsid="0028f09c" officeooo:paragraph-rsid="0028f09c"/>
    </style:style>
    <style:style style:name="P23" style:family="paragraph" style:parent-style-name="Footnote">
      <style:text-properties officeooo:rsid="0030915a" officeooo:paragraph-rsid="0030915a"/>
    </style:style>
    <style:style style:name="P24" style:family="paragraph" style:parent-style-name="Footnote">
      <style:text-properties officeooo:rsid="0034e2fc" officeooo:paragraph-rsid="0034e2fc"/>
    </style:style>
    <style:style style:name="P25" style:family="paragraph" style:parent-style-name="Footnote">
      <style:text-properties officeooo:rsid="00357a55" officeooo:paragraph-rsid="00357a55"/>
    </style:style>
    <style:style style:name="P26" style:family="paragraph" style:parent-style-name="Footnote">
      <style:text-properties officeooo:rsid="004177fe" officeooo:paragraph-rsid="004177fe"/>
    </style:style>
    <style:style style:name="P27" style:family="paragraph" style:parent-style-name="Contents_20_Heading">
      <style:paragraph-properties fo:break-before="page"/>
    </style:style>
    <style:style style:name="P28" style:family="paragraph" style:parent-style-name="Text_20_body">
      <style:paragraph-properties fo:break-before="page"/>
    </style:style>
    <style:style style:name="P29" style:family="paragraph" style:parent-style-name="Contents_20_1">
      <style:paragraph-properties>
        <style:tab-stops>
          <style:tab-stop style:position="16.002cm" style:type="right" style:leader-style="dotted" style:leader-text="."/>
        </style:tab-stops>
      </style:paragraph-properties>
    </style:style>
    <style:style style:name="P30" style:family="paragraph" style:parent-style-name="Contents_20_2">
      <style:paragraph-properties>
        <style:tab-stops>
          <style:tab-stop style:position="15.503cm" style:type="right" style:leader-style="dotted" style:leader-text="."/>
        </style:tab-stops>
      </style:paragraph-properties>
    </style:style>
    <style:style style:name="P31" style:family="paragraph" style:parent-style-name="Contents_20_3">
      <style:paragraph-properties>
        <style:tab-stops>
          <style:tab-stop style:position="15.004cm" style:type="right" style:leader-style="dotted" style:leader-text="."/>
        </style:tab-stops>
      </style:paragraph-properties>
    </style:style>
    <style:style style:name="P32" style:family="paragraph" style:parent-style-name="Standard" style:master-page-name="First_20_Page">
      <style:paragraph-properties style:page-number="auto"/>
      <style:text-properties fo:font-size="10pt" fo:font-weight="normal" style:font-size-asian="10pt" style:font-weight-asian="normal" style:font-size-complex="10pt" style:font-weight-complex="normal"/>
    </style:style>
    <style:style style:name="P33" style:family="paragraph" style:parent-style-name="Heading_20_3">
      <style:text-properties officeooo:rsid="00531712" officeooo:paragraph-rsid="00531712"/>
    </style:style>
    <style:style style:name="P34" style:family="paragraph" style:parent-style-name="Heading_20_1">
      <style:text-properties officeooo:rsid="001d7a81" officeooo:paragraph-rsid="001d7a81"/>
    </style:style>
    <style:style style:name="P35" style:family="paragraph" style:parent-style-name="Heading_20_1">
      <style:text-properties officeooo:rsid="0020b289" officeooo:paragraph-rsid="0020b289"/>
    </style:style>
    <style:style style:name="P36" style:family="paragraph" style:parent-style-name="Heading_20_1">
      <style:text-properties officeooo:rsid="00222894" officeooo:paragraph-rsid="00222894"/>
    </style:style>
    <style:style style:name="P37" style:family="paragraph" style:parent-style-name="Heading_20_1">
      <style:text-properties officeooo:rsid="004f726d"/>
    </style:style>
    <style:style style:name="P38" style:family="paragraph" style:parent-style-name="Heading_20_1">
      <style:text-properties officeooo:rsid="004f726d" officeooo:paragraph-rsid="004f726d"/>
    </style:style>
    <style:style style:name="P39" style:family="paragraph" style:parent-style-name="Heading_20_1">
      <style:text-properties officeooo:paragraph-rsid="0020b289"/>
    </style:style>
    <style:style style:name="P40" style:family="paragraph" style:parent-style-name="Heading_20_1">
      <style:text-properties officeooo:rsid="00544433" officeooo:paragraph-rsid="00544433"/>
    </style:style>
    <style:style style:name="P41" style:family="paragraph" style:parent-style-name="Heading_20_1">
      <style:text-properties officeooo:rsid="005567e3" officeooo:paragraph-rsid="005567e3"/>
    </style:style>
    <style:style style:name="P42" style:family="paragraph" style:parent-style-name="Heading_20_1">
      <style:paragraph-properties fo:break-before="page"/>
      <style:text-properties officeooo:rsid="0034e2fc" officeooo:paragraph-rsid="0034e2fc"/>
    </style:style>
    <style:style style:name="P43" style:family="paragraph" style:parent-style-name="Heading_20_2">
      <style:text-properties officeooo:rsid="0034e2fc" officeooo:paragraph-rsid="0034e2fc"/>
    </style:style>
    <style:style style:name="P44" style:family="paragraph" style:parent-style-name="Heading_20_2">
      <style:text-properties officeooo:rsid="0035fb90"/>
    </style:style>
    <style:style style:name="P45" style:family="paragraph" style:parent-style-name="Heading_20_2">
      <style:text-properties officeooo:rsid="003a0f20" officeooo:paragraph-rsid="003a0f20"/>
    </style:style>
    <style:style style:name="P46" style:family="paragraph" style:parent-style-name="Heading_20_2">
      <style:text-properties officeooo:rsid="0041b5b1" officeooo:paragraph-rsid="0041b5b1"/>
    </style:style>
    <style:style style:name="P47" style:family="paragraph" style:parent-style-name="Heading_20_2">
      <style:text-properties officeooo:rsid="00528f5c" officeooo:paragraph-rsid="00528f5c"/>
    </style:style>
    <style:style style:name="P48" style:family="paragraph" style:parent-style-name="Heading_20_2">
      <style:text-properties officeooo:rsid="00531712" officeooo:paragraph-rsid="00531712"/>
    </style:style>
    <style:style style:name="P49" style:family="paragraph" style:parent-style-name="Heading_20_2">
      <style:text-properties officeooo:rsid="00544433" officeooo:paragraph-rsid="00544433"/>
    </style:style>
    <style:style style:name="P50" style:family="paragraph" style:parent-style-name="Header">
      <style:text-properties fo:font-size="10pt" fo:font-weight="normal" style:font-size-asian="10pt" style:font-weight-asian="normal" style:font-size-complex="10pt" style:font-weight-complex="normal"/>
    </style:style>
    <style:style style:name="P51" style:family="paragraph" style:parent-style-name="Text_20_body">
      <style:text-properties fo:font-style="normal" officeooo:rsid="0020b289" officeooo:paragraph-rsid="0020b289" style:font-style-asian="normal" style:font-style-complex="normal"/>
    </style:style>
    <style:style style:name="P52" style:family="paragraph" style:parent-style-name="Text_20_body">
      <style:paragraph-properties fo:text-align="center" style:justify-single-word="false"/>
      <style:text-properties fo:font-style="normal" officeooo:rsid="0028f09c" officeooo:paragraph-rsid="0028f09c" style:font-style-asian="normal" style:font-style-complex="normal"/>
    </style:style>
    <style:style style:name="P53" style:family="paragraph" style:parent-style-name="Text_20_body">
      <style:paragraph-properties fo:text-align="start" style:justify-single-word="false"/>
      <style:text-properties fo:font-style="normal" officeooo:rsid="0028f09c" officeooo:paragraph-rsid="0028f09c" style:font-style-asian="normal" style:font-style-complex="normal"/>
    </style:style>
    <style:style style:name="P54" style:family="paragraph" style:parent-style-name="Text_20_body">
      <style:paragraph-properties fo:text-align="center" style:justify-single-word="false"/>
      <style:text-properties style:text-underline-style="none" officeooo:rsid="004f726d" officeooo:paragraph-rsid="004c424b"/>
    </style:style>
    <style:style style:name="P55" style:family="paragraph" style:parent-style-name="Text_20_body">
      <style:paragraph-properties fo:text-align="start" style:justify-single-word="false"/>
      <style:text-properties style:text-underline-style="none" officeooo:rsid="004f726d" officeooo:paragraph-rsid="004f726d"/>
    </style:style>
    <style:style style:name="P56" style:family="paragraph" style:parent-style-name="Text_20_body">
      <style:text-properties officeooo:rsid="0051acf3" officeooo:paragraph-rsid="0051acf3"/>
    </style:style>
    <style:style style:name="P57" style:family="paragraph" style:parent-style-name="Text_20_body">
      <style:text-properties officeooo:rsid="00528f5c" officeooo:paragraph-rsid="00528f5c"/>
    </style:style>
    <style:style style:name="P58" style:family="paragraph" style:parent-style-name="Text_20_body">
      <style:paragraph-properties fo:break-before="page"/>
      <style:text-properties fo:font-style="normal" officeooo:rsid="0020b289" officeooo:paragraph-rsid="0020b289"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ef25e" style:font-style-asian="italic" style:font-style-complex="italic"/>
    </style:style>
    <style:style style:name="T5" style:family="text">
      <style:text-properties fo:font-style="italic" officeooo:rsid="0023f560" style:font-style-asian="italic" style:font-style-complex="italic"/>
    </style:style>
    <style:style style:name="T6" style:family="text">
      <style:text-properties fo:font-style="italic" officeooo:rsid="003a0a7b" style:font-style-asian="italic" style:font-style-complex="italic"/>
    </style:style>
    <style:style style:name="T7" style:family="text">
      <style:text-properties fo:font-style="italic" officeooo:rsid="003b1325" style:font-style-asian="italic" style:font-style-complex="italic"/>
    </style:style>
    <style:style style:name="T8" style:family="text">
      <style:text-properties style:font-name="Times New Roman" fo:font-weight="bold" style:font-weight-asian="bold" style:font-weight-complex="bold"/>
    </style:style>
    <style:style style:name="T9" style:family="text">
      <style:text-properties style:font-name="Times New Roman"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1ef25e" style:font-style-asian="normal" style:font-style-complex="normal"/>
    </style:style>
    <style:style style:name="T12" style:family="text">
      <style:text-properties fo:font-style="normal" officeooo:rsid="0023f560" style:font-style-asian="normal" style:font-style-complex="normal"/>
    </style:style>
    <style:style style:name="T13" style:family="text">
      <style:text-properties fo:font-style="normal" officeooo:rsid="003a0a7b" style:font-style-asian="normal" style:font-style-complex="normal"/>
    </style:style>
    <style:style style:name="T14" style:family="text">
      <style:text-properties fo:font-style="normal" officeooo:rsid="003b1325" style:font-style-asian="normal" style:font-style-complex="normal"/>
    </style:style>
    <style:style style:name="T15" style:family="text">
      <style:text-properties fo:font-style="normal" officeooo:rsid="003cd416"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officeooo:rsid="001ef25e"/>
    </style:style>
    <style:style style:name="T18" style:family="text">
      <style:text-properties style:text-position="super 58%" fo:font-style="italic" style:font-style-asian="italic" style:font-style-complex="italic"/>
    </style:style>
    <style:style style:name="T19" style:family="text">
      <style:text-properties officeooo:rsid="0023f560"/>
    </style:style>
    <style:style style:name="T20" style:family="text">
      <style:text-properties style:text-underline-style="solid" style:text-underline-width="auto" style:text-underline-color="font-color" officeooo:rsid="004de383"/>
    </style:style>
    <style:style style:name="T21" style:family="text">
      <style:text-properties officeooo:rsid="0025e926"/>
    </style:style>
    <style:style style:name="T22" style:family="text">
      <style:text-properties officeooo:rsid="0027a9ab"/>
    </style:style>
    <style:style style:name="T23" style:family="text">
      <style:text-properties officeooo:rsid="00315302"/>
    </style:style>
    <style:style style:name="T24" style:family="text">
      <style:text-properties officeooo:rsid="003a0a7b"/>
    </style:style>
    <style:style style:name="T25" style:family="text">
      <style:text-properties officeooo:rsid="00400342"/>
    </style:style>
    <style:style style:name="T26" style:family="text">
      <style:text-properties officeooo:rsid="0044dccb"/>
    </style:style>
    <style:style style:name="T27" style:family="text">
      <style:text-properties officeooo:rsid="004de383"/>
    </style:style>
    <style:style style:name="T28" style:family="text">
      <style:text-properties style:text-underline-style="none" officeooo:rsid="004de383"/>
    </style:style>
    <style:style style:name="T29" style:family="text">
      <style:text-properties style:text-underline-style="none" officeooo:rsid="004f726d"/>
    </style:style>
    <style:style style:name="T30" style:family="text">
      <style:text-properties officeooo:rsid="00528f5c"/>
    </style:style>
    <style:style style:name="T31" style:family="text">
      <style:text-properties officeooo:rsid="00531712"/>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32"/>
      <text:p text:style-name="P19"/>
      <text:p text:style-name="Text_20_body"/>
      <text:p text:style-name="Heading">Automatisches Auflösen von Selbstschneidungen in zweidimensionalen Polygonen für ein CSG System</text:p>
      <text:p text:style-name="Text_20_body"/>
      <text:p text:style-name="P4">(Diplom-)Hausarbeit</text:p>
      <text:p text:style-name="P4"/>
      <text:p text:style-name="P4">an der</text:p>
      <text:p text:style-name="P4"/>
      <text:p text:style-name="P4">Verwaltungs- und Wirtschafts-Akademie in Leer e.V.</text:p>
      <text:p text:style-name="P4"/>
      <text:p text:style-name="P4">von</text:p>
      <text:p text:style-name="P4"/>
      <text:p text:style-name="P4">Heiko Alexander Weber</text:p>
      <text:p text:style-name="P4"/>
      <text:p text:style-name="P4">Leer, Groninger Str. 99</text:p>
      <text:p text:style-name="P4"/>
      <text:p text:style-name="P4"/>
      <text:p text:style-name="P4"/>
      <text:p text:style-name="P4"/>
      <text:p text:style-name="P4"/>
      <text:p text:style-name="P4"/>
      <text:p text:style-name="P4"/>
      <text:p text:style-name="P4"/>
      <text:p text:style-name="P4"/>
      <text:p text:style-name="P4"/>
      <text:p text:style-name="P4">Betreuung:</text:p>
      <text:p text:style-name="P4"/>
      <text:p text:style-name="P4">Prof. Dr. Thorsten Spitta</text:p>
      <text:p text:style-name="P4">2017</text:p>
      <text:p text:style-name="P4"/>
      <text:p text:style-name="Text_20_body"/>
      <text:p text:style-name="Text_20_body"/>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able of Contents</text:p>
          </text:index-title>
          <text:p text:style-name="P29"><text:a xlink:type="simple" xlink:href="#__RefHeading___Toc1274_211003654" text:style-name="Index_20_Link" text:visited-style-name="Index_20_Link">1 <text:s text:c="3"/>Überschrift1<text:tab/>3</text:a></text:p>
          <text:p text:style-name="P30"><text:a xlink:type="simple" xlink:href="#__RefHeading___Toc1276_211003654" text:style-name="Index_20_Link" text:visited-style-name="Index_20_Link">1.1 <text:s/>Überschrift2<text:tab/>3</text:a></text:p>
          <text:p text:style-name="P31"><text:a xlink:type="simple" xlink:href="#__RefHeading___Toc1278_211003654" text:style-name="Index_20_Link" text:visited-style-name="Index_20_Link">1.1.1 <text:s/>Überschrift3<text:tab/>3</text:a></text:p>
          <text:p text:style-name="P29"><text:a xlink:type="simple" xlink:href="#__RefHeading___Toc1280_211003654" text:style-name="Index_20_Link" text:visited-style-name="Index_20_Link">Literatur &lt;Typ Überschrift1; mit Löschtaste_links Nummer entfernt&gt;<text:tab/>4</text:a></text:p>
        </text:index-body>
      </text:table-of-content>
      <text:p text:style-name="P5"/>
      <text:p text:style-name="P28"/>
      <text:h text:style-name="P34" text:outline-level="1" text:is-list-header="true"><text:bookmark-start text:name="__RefHeading___Toc1274_211003654"/>Abstrakt<text:bookmark-end text:name="__RefHeading___Toc1274_211003654"/></text:h>
      <text:p text:style-name="P6">Diese Arbeit findet im Rahmen des Studiengangs 16 an der VWA-Leer unter Betreuung von Prof. Dr. Spitta (Uni-Bielefeld) als (Diplom-) Hausarbeit statt. <text:span text:style-name="T17">Hierbei handelt es sich um eine Vorstudie zu dem Thema „Automatisches Auflösen von Selbstschneidungen in zweidimensionalen Polygonen für ein </text:span><text:span text:style-name="T4">CSG</text:span><text:span text:style-name="T11"><text:note text:id="ftn1" text:note-class="footnote"><text:note-citation>1</text:note-citation><text:note-body><text:p text:style-name="P20">Steht für „Constructive Solid Geometry“ und beschreibt Systeme, mit denen Festkörpergeometrien konstruiert bzw. verarbeitet werden.</text:p></text:note-body></text:note></text:span><text:span text:style-name="T17"> System“.</text:span></text:p>
      <text:h text:style-name="P35" text:outline-level="1"><text:bookmark-start text:name="__RefHeading___Toc1437_211003654"/>Einleitung und Zieldefinition<text:bookmark-end text:name="__RefHeading___Toc1437_211003654"/></text:h>
      <text:p text:style-name="P7">Ein bekanntes Problem bei <text:span text:style-name="T3">CSG</text:span><text:span text:style-name="T18"><text:note-ref text:note-class="footnote" text:reference-format="text" text:ref-name="ftn1">1</text:note-ref></text:span><text:span text:style-name="T10"> Systemen ist die Verwendung von sich selbst schneidenden <text:s/>planaren Polygonen (im </text:span><text:span text:style-name="T3">R</text:span><text:span text:style-name="T18">2</text:span><text:span text:style-name="T10"> Raum) für weitere Berechnungen oder kinematische Operationen (wie z.B. Extrusionen). Diesem Problem ist bereits eine Menge an Literatur gewidmet. In diesem Kontext stellen die genannten Polygone die originären Daten dar.</text:span></text:p>
      <text:p text:style-name="P51">Diese Arbeit hat die Entwicklung eines Algorithmus bei dem die Integrität dieser originären Daten, unter dem Aspekt der Selbstschneidung, bei deren Erfassung sichergestellt bzw. wieder hergestellt wird zum Ziel.</text:p>
      <text:p text:style-name="P51"/>
      <text:p text:style-name="P58"/>
      <text:h text:style-name="P36" text:outline-level="1">Betriebswirtschaftlicher Aspekt</text:h>
      <text:p text:style-name="P8">Die ORGADATA AG hat in der Vergangenheit bereits Vorkommnisse des in „<text:span text:style-name="T3"><text:bookmark-ref text:reference-format="text" text:ref-name="__RefHeading___Toc1437_211003654">Einleitung und Zieldefinition</text:bookmark-ref></text:span>„ genannten Problems verzeichnet. Eine Lösung dieses Problems würde an der Stelle der Verwendung der originären Daten, zum Erzeugen abgeleiteter Daten (Gitternetzgeometrien im R3 Raum) einen zu hohen Aufwand erfordern. Zusätzlich wäre dies nur eine Korrektur eines Symptoms und somit eine Verlagerung bzw. Verschleierung des Problems. <text:span text:style-name="T19">Das System arbeitet nach dem </text:span><text:span text:style-name="T5">GiGo</text:span><text:span text:style-name="T12"><text:note text:id="ftn2" text:note-class="footnote"><text:note-citation>2</text:note-citation><text:note-body><text:p text:style-name="P21">Steht für „<text:span text:style-name="T2">G</text:span>arbage <text:span text:style-name="T2">i</text:span>n, <text:span text:style-name="T2">G</text:span>arbage <text:span text:style-name="T2">o</text:span>ut“ und bezeichnet ein Prinzip, bei der die Eingabe falscher Parameter zur Ausgabe eines falschen bzw. nicht definierten Ergebnis führt.</text:p></text:note-body></text:note></text:span><text:span text:style-name="T12"> Prinzip.</text:span></text:p>
      <text:p text:style-name="P9"><text:span text:style-name="T10">Diese Problem wird momentan von der Abteilung, welche die entsprechenden originären Daten erfasst, gelöst indem die Zeichnungen </text:span><text:span text:style-name="T16">manuell</text:span><text:span text:style-name="T10"> auf Integrität überprüft und ggf. korrigiert werden. Dies ist aufgrund der Datenmenge (mehrere zig tausend Zeichnungen) und der Tatsache, dass diese Überprüfung und Korrektur nur im bereits aufgetretenen Fehlerfall erfolgt, nicht sinnvoll. Ein weiterer Aspekt hierbei sind die Kosten, die das manuelle überprüfen bzw. korrigieren verursacht. Es sei folgende Beispielrechnung gegeben:</text:span></text:p>
      <text:p text:style-name="P9"><text:span text:style-name="T10">Ein Mitarbeiter </text:span><draw:frame draw:style-name="fr1" draw:name="Object1" text:anchor-type="as-char" svg:width="0.413cm" svg:height="0.467cm" draw:z-index="0"><draw:object xlink:href="./Object 1" xlink:type="simple" xlink:show="embed" xlink:actuate="onLoad"/><draw:image xlink:href="./ObjectReplacements/Object 1" xlink:type="simple" xlink:show="embed" xlink:actuate="onLoad"/></draw:frame>, verantwortlich für die Erfassung originärer Daten, überprüft und korrigiert eine Menge an Zeichnungen <draw:frame draw:style-name="fr1" draw:name="Object2" text:anchor-type="as-char" svg:width="0.446cm" svg:height="0.467cm" draw:z-index="1"><draw:object xlink:href="./Object 2" xlink:type="simple" xlink:show="embed" xlink:actuate="onLoad"/><draw:image xlink:href="./ObjectReplacements/Object 2" xlink:type="simple" xlink:show="embed" xlink:actuate="onLoad"/><svg:desc>formula</svg:desc></draw:frame><text:s/><text:span text:style-name="T21">pro Monat, bei welchen durchschnittlich ein Zeitwaufwand </text:span><text:span text:style-name="T21"><draw:frame draw:style-name="fr1" draw:name="Object3" text:anchor-type="as-char" svg:width="0.425cm" svg:height="0.467cm" draw:z-index="2"><draw:object xlink:href="./Object 3" xlink:type="simple" xlink:show="embed" xlink:actuate="onLoad"/><draw:image xlink:href="./ObjectReplacements/Object 3" xlink:type="simple" xlink:show="embed" xlink:actuate="onLoad"/><svg:desc>formula</svg:desc></draw:frame></text:span><text:span text:style-name="T21"><text:s/>pro Einheit notwendig ist. Genannter Mitarbeiter verursacht der Firma monatlich Kosten </text:span><draw:frame draw:style-name="fr1" draw:name="Object4" text:anchor-type="as-char" svg:width="0.43cm" svg:height="0.467cm" draw:z-index="3"><draw:object xlink:href="./Object 4" xlink:type="simple" xlink:show="embed" xlink:actuate="onLoad"/><draw:image xlink:href="./ObjectReplacements/Object 4" xlink:type="simple" xlink:show="embed" xlink:actuate="onLoad"/><svg:desc>formula</svg:desc></draw:frame>, <text:span text:style-name="T22">bei einer Gesamtarbeitszeit </text:span><text:span text:style-name="T22"><draw:frame draw:style-name="fr1" draw:name="Object5" text:anchor-type="as-char" svg:width="0.577cm" svg:height="0.467cm" draw:z-index="4"><draw:object xlink:href="./Object 5" xlink:type="simple" xlink:show="embed" xlink:actuate="onLoad"/><draw:image xlink:href="./ObjectReplacements/Object 5" xlink:type="simple" xlink:show="embed" xlink:actuate="onLoad"/><svg:desc>formula</svg:desc></draw:frame></text:span><text:span text:style-name="T22"><text:s/>pro Monat.</text:span></text:p>
      <text:p text:style-name="P10">Folgende Kosten fallen pro Mitarbeiter monatlich zur Bearbeitung dieser Sache an:</text:p>
      <text:p text:style-name="P11"><draw:frame draw:style-name="fr1" draw:name="Object6" text:anchor-type="as-char" svg:width="1.981cm" svg:height="0.997cm" draw:z-index="5"><draw:object xlink:href="./Object 6" xlink:type="simple" xlink:show="embed" xlink:actuate="onLoad"/><draw:image xlink:href="./ObjectReplacements/Object 6" xlink:type="simple" xlink:show="embed" xlink:actuate="onLoad"/><svg:desc>formula</svg:desc></draw:frame></text:p>
      <text:p text:style-name="P12">Unter der Annahme <text:span text:style-name="T3">beispielhaft angelehnter Werte</text:span><text:span text:style-name="T3"><text:note text:id="ftn3" text:note-class="footnote"><text:note-citation>3</text:note-citation><text:note-body><text:p text:style-name="P22">Da die Offenlegung von Gehältern o.Ä. gegen die Geheimhaltungsvorschriften für vertrauliche Informationen verstöße.</text:p></text:note-body></text:note></text:span><text:span text:style-name="T10"> würde somit die vorhergehende Formel folgendermaßen Materialisiert:</text:span></text:p>
      <text:p text:style-name="P52"><draw:frame draw:style-name="fr1" draw:name="Object7" text:anchor-type="as-char" svg:width="4.992cm" svg:height="0.997cm" draw:z-index="6"><draw:object xlink:href="./Object 7" xlink:type="simple" xlink:show="embed" xlink:actuate="onLoad"/><draw:image xlink:href="./ObjectReplacements/Object 7" xlink:type="simple" xlink:show="embed" xlink:actuate="onLoad"/><svg:desc>formula</svg:desc></draw:frame></text:p>
      <text:p text:style-name="P12"><text:span text:style-name="T10">Es sei gesagt, dass die </text:span><text:span text:style-name="T3">kaum schätzbaren Kosten, welche aus den auftretenden Fehlerfällen resultieren</text:span><text:span text:style-name="T10"><text:note text:id="ftn4" text:note-class="footnote"><text:note-citation>4</text:note-citation><text:note-body><text:p text:style-name="P23">Damit sind die durch die genannten Fehlerfälle (Abstürze oder falsche Daten) auftretenden Kosten aus dem „Vertrauensverlust“ der Kunden in die Software gemeint, allerdings auch Kosten welche beim Kunden entstehen und im Zweifelsfall <text:span text:style-name="T23">somit auch der Firma entstehen</text:span>.</text:p></text:note-body></text:note></text:span><text:span text:style-name="T10"> in dieser Rechnung noch nicht berücksichtigt sind. Diese sind, geschätzt, weitaus höher. Desweiteren sind dies Kosten, welche pro Monat, pro Mitarbeiter berechnet wurden. Die tatsächlichen Kosten sind die errechneten multipliziert mit der Anzahl an Mitarbeitern welcher in dieser Domäne arbeiten.</text:span></text:p>
      <text:p text:style-name="P53">Diese Projet wurde, unter dem Aspekt der Wirtschaftlichkeit, mit der Intention, die genannten Kosten zu minimieren bzw. zu eliminieren, gewählt.</text:p>
      <text:p text:style-name="P53"/>
      <text:h text:style-name="P42" text:outline-level="1">Definition der Problemstellung</text:h>
      <text:p text:style-name="P13">Der Titel dieser Arbeit beschreibt bereits im groben die Problemstellung, definiert allerdings noch nicht alle Aspekte dieser. In der Fachliteratur gibt es für einige verwendete Begriffe verschiedene Definitionen, welche im Laufe dieser Arbeit zu Missverständnissen oder Fehlern führen könnten. Daher wird an dieser Stelle sowohl die Problemstellung, als auch die Randparameter des entwickelten Algorithmus exakt definiert.</text:p>
      <text:h text:style-name="P43" text:outline-level="2">Was ist ein Punkt?</text:h>
      <text:p text:style-name="P13">Ein Punkt ist ein durch zwei <text:span text:style-name="T3">single precision floating point numbers</text:span><text:span text:style-name="T10"><text:note text:id="ftn5" text:note-class="footnote"><text:note-citation>5</text:note-citation><text:note-body><text:p text:style-name="P24">Gleitkommazahl mit einfacher Präsizion (32 bit), IEEE 754</text:p></text:note-body></text:note></text:span><text:span text:style-name="T10">, hier </text:span><text:span text:style-name="T10"><draw:frame draw:style-name="fr1" draw:name="Object8" text:anchor-type="as-char" svg:width="0.437cm" svg:height="0.467cm" draw:z-index="7"><draw:object xlink:href="./Object 8" xlink:type="simple" xlink:show="embed" xlink:actuate="onLoad"/><draw:image xlink:href="./ObjectReplacements/Object 8" xlink:type="simple" xlink:show="embed" xlink:actuate="onLoad"/></draw:frame></text:span><text:span text:style-name="T10"><text:s/>und </text:span><text:span text:style-name="T10"><draw:frame draw:style-name="fr1" draw:name="Object9" text:anchor-type="as-char" svg:width="0.473cm" svg:height="0.467cm" draw:z-index="8"><draw:object xlink:href="./Object 9" xlink:type="simple" xlink:show="embed" xlink:actuate="onLoad"/><draw:image xlink:href="./ObjectReplacements/Object 9" xlink:type="simple" xlink:show="embed" xlink:actuate="onLoad"/></draw:frame></text:span><text:span text:style-name="T10">, beschriebener Ortsvektor in einem zweidimensionalen lokalen </text:span><text:span text:style-name="T3">euklidischen</text:span><text:span text:style-name="T10"><text:note text:id="ftn6" text:note-class="footnote"><text:note-citation>6</text:note-citation><text:note-body><text:p text:style-name="P25">Benannt nach dem griechischen Mathematiker „Euklid“</text:p></text:note-body></text:note></text:span><text:span text:style-name="T10"> System. </text:span><text:span text:style-name="T13">Im Folgenden wird der Punkt „</text:span><text:span text:style-name="T6">Vertex</text:span><text:span text:style-name="T13">“ genannt.</text:span></text:p>
      <text:h text:style-name="P44" text:outline-level="2"><text:bookmark-start text:name="__RefHeading___Toc3372_211003654"/>Was ist eine Kante?<text:bookmark-end text:name="__RefHeading___Toc3372_211003654"/></text:h>
      <text:p text:style-name="P14">Eine Kante ist eine gerichtete Strecke zwischen zwei <text:span text:style-name="T24">Vertizes</text:span>. Sie ist immer definiert durch <draw:frame draw:style-name="fr1" draw:name="Object10" text:anchor-type="as-char" svg:width="1.483cm" svg:height="0.584cm" draw:z-index="9"><draw:object xlink:href="./Object 10" xlink:type="simple" xlink:show="embed" xlink:actuate="onLoad"/><draw:image xlink:href="./ObjectReplacements/Object 10" xlink:type="simple" xlink:show="embed" xlink:actuate="onLoad"/></draw:frame>, <text:span text:style-name="T24">also durch ein Liniensegment vom ersten zum zweiten Vertex, wodurch auch implizit die Richtung der Kante gegeben ist. Im Folgenden wird die Kante „</text:span><text:span text:style-name="T7">Edge</text:span><text:span text:style-name="T14">“ genannt.</text:span></text:p>
      <text:h text:style-name="P45" text:outline-level="2">Was ist ein Polygon?</text:h>
      <text:p text:style-name="P15">Ein Polygon, oder oft „<text:span text:style-name="T3">n</text:span><text:span text:style-name="T10">-gon“, ist eine geordnete Menge an Punkten </text:span><text:span text:style-name="T10"><draw:frame draw:style-name="fr1" draw:name="Object11" text:anchor-type="as-char" svg:width="3.235cm" svg:height="0.527cm" draw:z-index="10"><draw:object xlink:href="./Object 11" xlink:type="simple" xlink:show="embed" xlink:actuate="onLoad"/><draw:image xlink:href="./ObjectReplacements/Object 11" xlink:type="simple" xlink:show="embed" xlink:actuate="onLoad"/></draw:frame></text:span><text:span text:style-name="T10"><text:s/></text:span><text:span text:style-name="T14">in Kombination mit einer Menge an Kanten </text:span><text:span text:style-name="T14"><draw:frame draw:style-name="fr1" draw:name="Object12" text:anchor-type="as-char" svg:width="3.189cm" svg:height="0.527cm" draw:z-index="11"><draw:object xlink:href="./Object 12" xlink:type="simple" xlink:show="embed" xlink:actuate="onLoad"/><draw:image xlink:href="./ObjectReplacements/Object 12" xlink:type="simple" xlink:show="embed" xlink:actuate="onLoad"/></draw:frame></text:span><text:span text:style-name="T14">, </text:span><text:span text:style-name="T15">wobei </text:span><draw:frame draw:style-name="fr1" draw:name="Object13" text:anchor-type="as-char" svg:width="2.298cm" svg:height="0.527cm" draw:z-index="12"><draw:object xlink:href="./Object 13" xlink:type="simple" xlink:show="embed" xlink:actuate="onLoad"/><draw:image xlink:href="./ObjectReplacements/Object 13" xlink:type="simple" xlink:show="embed" xlink:actuate="onLoad"/></draw:frame>, <draw:frame draw:style-name="fr1" draw:name="Object14" text:anchor-type="as-char" svg:width="2.29cm" svg:height="0.527cm" draw:z-index="13"><draw:object xlink:href="./Object 14" xlink:type="simple" xlink:show="embed" xlink:actuate="onLoad"/><draw:image xlink:href="./ObjectReplacements/Object 14" xlink:type="simple" xlink:show="embed" xlink:actuate="onLoad"/></draw:frame>, …, <draw:frame draw:style-name="fr1" draw:name="Object15" text:anchor-type="as-char" svg:width="2.404cm" svg:height="0.527cm" draw:z-index="14"><draw:object xlink:href="./Object 15" xlink:type="simple" xlink:show="embed" xlink:actuate="onLoad"/><draw:image xlink:href="./ObjectReplacements/Object 15" xlink:type="simple" xlink:show="embed" xlink:actuate="onLoad"/></draw:frame>. <text:span text:style-name="T25">Eine Ergänzung zu dieser Definition ist, dass ein Vertex immer Bestandteil von genau zwei Edges ist. Da die Definition einer Kante (</text:span><text:span text:style-name="T25"><text:bookmark-ref text:reference-format="number-no-superior" text:ref-name="__RefHeading___Toc3372_211003654">3.2</text:bookmark-ref></text:span><text:span text:style-name="T25">) keine Bögen erlaubt, ist für ein Polygon, welches eine Fläche &gt; 0 hat, immer </text:span><text:span text:style-name="T25"><draw:frame draw:style-name="fr1" draw:name="Object16" text:anchor-type="as-char" svg:width="1.005cm" svg:height="0.467cm" draw:z-index="15"><draw:object xlink:href="./Object 16" xlink:type="simple" xlink:show="embed" xlink:actuate="onLoad"/><draw:image xlink:href="./ObjectReplacements/Object 16" xlink:type="simple" xlink:show="embed" xlink:actuate="onLoad"/></draw:frame></text:span><text:span text:style-name="T25"><text:s/>gegeben [sinngem. nach GrnBm_PolyDef].</text:span></text:p>
      <text:p text:style-name="P16">Diese Restriktion beschreibt in Gänze alle möglichen validen Polygone, welche durch den Algorithmus verarbeitet werden können. Es sei hervorgehoben, dass diese Definition ebenfalls keine <text:span text:style-name="T3">inneren Polygone</text:span><text:span text:style-name="T10"><text:note text:id="ftn7" text:note-class="footnote"><text:note-citation>7</text:note-citation><text:note-body><text:p text:style-name="P26">Stellen Löcher innerhalb der äußeren Kontour des Polygons dar und sind definiert durch ein eingebettetes Polyon.</text:p></text:note-body></text:note></text:span> erlaubt.</text:p>
      <text:h text:style-name="P46" text:outline-level="2">Was ist eine Selbstschneidung?</text:h>
      <text:p text:style-name="P17">Eine Selbstschneidung ist gegeben wenn eine beliebige Edge <draw:frame draw:style-name="fr1" draw:name="Object17" text:anchor-type="as-char" svg:width="1.286cm" svg:height="0.527cm" draw:z-index="16"><draw:object xlink:href="./Object 17" xlink:type="simple" xlink:show="embed" xlink:actuate="onLoad"/><draw:image xlink:href="./ObjectReplacements/Object 17" xlink:type="simple" xlink:show="embed" xlink:actuate="onLoad"/></draw:frame>, <text:span text:style-name="T26">eine andere beliebige Edge </text:span><text:span text:style-name="T26"><draw:frame draw:style-name="fr1" draw:name="Object18" text:anchor-type="as-char" svg:width="1.993cm" svg:height="0.527cm" draw:z-index="17"><draw:object xlink:href="./Object 18" xlink:type="simple" xlink:show="embed" xlink:actuate="onLoad"/><draw:image xlink:href="./ObjectReplacements/Object 18" xlink:type="simple" xlink:show="embed" xlink:actuate="onLoad"/></draw:frame></text:span><text:span text:style-name="T26"><text:s/>schneidet. Eine Schneidug zweier Strecken ist gegeben, wenn die Mächtigkeit der Menge der Punkte, welcher auf beiden geraden liegen, </text:span><text:span text:style-name="T26"><draw:frame draw:style-name="fr1" draw:name="Object19" text:anchor-type="as-char" svg:width="1.155cm" svg:height="0.473cm" draw:z-index="18"><draw:object xlink:href="./Object 19" xlink:type="simple" xlink:show="embed" xlink:actuate="onLoad"/><draw:image xlink:href="./ObjectReplacements/Object 19" xlink:type="simple" xlink:show="embed" xlink:actuate="onLoad"/></draw:frame></text:span><text:span text:style-name="T26">.</text:span></text:p>
      <text:p text:style-name="P18">Sind zwei Liniensegment<text:span text:style-name="T27">e</text:span> <draw:frame draw:style-name="fr1" draw:name="Object20" text:anchor-type="as-char" svg:width="1.169cm" svg:height="0.467cm" draw:z-index="19"><draw:object xlink:href="./Object 20" xlink:type="simple" xlink:show="embed" xlink:actuate="onLoad"/><draw:image xlink:href="./ObjectReplacements/Object 20" xlink:type="simple" xlink:show="embed" xlink:actuate="onLoad"/></draw:frame><text:s/><text:span text:style-name="T27">parallel zueinander, ist ein singulärer Schntt</text:span><text:span text:style-name="T20">punkt</text:span><text:span text:style-name="T28"> bereits ausgeschlossen. Seien die Segmente definiert durch jeweilige Richtungsvektoren </text:span><text:span text:style-name="T28"><draw:frame draw:style-name="fr1" draw:name="Object21" text:anchor-type="as-char" svg:width="2.12cm" svg:height="0.584cm" draw:z-index="20"><draw:object xlink:href="./Object 21" xlink:type="simple" xlink:show="embed" xlink:actuate="onLoad"/><draw:image xlink:href="./ObjectReplacements/Object 21" xlink:type="simple" xlink:show="embed" xlink:actuate="onLoad"/></draw:frame></text:span><text:span text:style-name="T28"><text:s/>sowie </text:span><text:span text:style-name="T28"><draw:frame draw:style-name="fr1" draw:name="Object22" text:anchor-type="as-char" svg:width="2.406cm" svg:height="0.584cm" draw:z-index="21"><draw:object xlink:href="./Object 22" xlink:type="simple" xlink:show="embed" xlink:actuate="onLoad"/><draw:image xlink:href="./ObjectReplacements/Object 22" xlink:type="simple" xlink:show="embed" xlink:actuate="onLoad"/></draw:frame></text:span><text:span text:style-name="T28">. </text:span><text:span text:style-name="T29">Mit folgender Gleichung läss sich die Parallelität zweier Vektoren (</text:span><text:span text:style-name="T29"><draw:frame draw:style-name="fr1" draw:name="Object23" text:anchor-type="as-char" svg:width="1.191cm" svg:height="0.725cm" draw:z-index="22"><draw:object xlink:href="./Object 23" xlink:type="simple" xlink:show="embed" xlink:actuate="onLoad"/><draw:image xlink:href="./ObjectReplacements/Object 23" xlink:type="simple" xlink:show="embed" xlink:actuate="onLoad"/></draw:frame></text:span><text:span text:style-name="T29">) feststellen:</text:span></text:p>
      <text:p text:style-name="P54"><draw:frame draw:style-name="fr1" draw:name="Object24" text:anchor-type="as-char" svg:width="2.628cm" svg:height="0.524cm" draw:z-index="23"><draw:object xlink:href="./Object 24" xlink:type="simple" xlink:show="embed" xlink:actuate="onLoad"/><draw:image xlink:href="./ObjectReplacements/Object 24" xlink:type="simple" xlink:show="embed" xlink:actuate="onLoad"/></draw:frame></text:p>
      <text:p text:style-name="P55">In dieser Arbeit werden alle Arten von Selbstschneidungen berücksichtigt, da auch alle in der Ralität vorkommen. Der Schwerpunkt liegt jedoch auf dem Auflösen von Schneidungen mit einem singulären Schnittpunkt.</text:p>
      <text:h text:style-name="P38" text:outline-level="1"><text:soft-page-break/>Datenstrukturen</text:h>
      <text:p text:style-name="P56">Dieses Kapitel beschreibt die im Algorithmus verwendeten Datenstrukturen. <text:span text:style-name="T30">Die im folgenden Kapitel beschriebenen Operationen finden auf eben solchen Datenstrukturen statt.</text:span></text:p>
      <text:h text:style-name="P47" text:outline-level="2">Kriterien</text:h>
      <text:p text:style-name="P57">Um eine optimale Datenstruktur wählen zu können, müssen zunächst die Daten welche abgebildet und analysiert und die grundlegenden Operationen auf dieser definiert werden. <text:span text:style-name="T31">Folgende Kriterien sind hierbei von Bedeutung:</text:span></text:p>
      <text:h text:style-name="P33" text:outline-level="3">Performance bei Modifikation der Struktur</text:h>
      <text:h text:style-name="P33" text:outline-level="3">Speicherbedarf</text:h>
      <text:h text:style-name="P48" text:outline-level="2">Doubly connected edge list (DCEL)</text:h>
      <text:h text:style-name="P37" text:outline-level="1">Operationen</text:h>
      <text:h text:style-name="P40" text:outline-level="1">Beschreibung des Algorithmus</text:h>
      <text:h text:style-name="P49" text:outline-level="2">Prä-Prozessor</text:h>
      <text:h text:style-name="P49" text:outline-level="2">Prozessor</text:h>
      <text:h text:style-name="P49" text:outline-level="2">Post-Prozessor</text:h>
      <text:h text:style-name="P41" text:outline-level="1">Bewertung des Algorithmus</text:h>
      <text:h text:style-name="P39" text:outline-level="1" text:is-list-header="true"><text:bookmark-start text:name="__RefHeading___Toc1280_211003654"/>Literatur<text:bookmark-end text:name="__RefHeading___Toc1280_211003654"/></text:h>
      <text:p text:style-name="Literatur-WI"><text:span text:style-name="T8">[Codd82] </text:span><text:span text:style-name="T9">Codd, E. F.: Relational Database: A Practical Foundation for Productivity. Communications of the ACM 25(1982) 2, 109-1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CG Times" svg:font-family="'CG Times', 'Times New Roman'"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cm" loext:contextual-spacing="false" fo:text-align="justify" style:justify-single-word="false" fo:hyphenation-ladder-count="no-limit" style:page-number="auto"/>
      <style:text-properties style:font-name="Times New Roman1" fo:font-family="'Times New Roman'" style:font-style-name="Standard" style:font-family-generic="roman" style:font-pitch="variable" fo:hyphenate="true" fo:hyphenation-remain-char-count="3" fo:hyphenation-push-char-count="2"/>
    </style:style>
    <style:style style:name="Text_20_body" style:display-name="Text body" style:family="paragraph" style:parent-style-name="Standard" style:class="text" style:master-page-name="">
      <style:paragraph-properties fo:margin-top="0.101cm" fo:margin-bottom="0cm" loext:contextual-spacing="false" fo:line-height="100%" style:page-number="auto"/>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501cm" fo:margin-right="0cm" fo:margin-top="0cm" fo:margin-bottom="0cm" loext:contextual-spacing="false" fo:text-align="start" style:justify-single-word="false" fo:text-indent="-1.501cm" style:auto-text-indent="false"/>
    </style:style>
    <style:style style:name="Heading" style:family="paragraph" style:parent-style-name="Standard" style:next-style-name="Text_20_body" style:class="text" style:master-page-name="">
      <style:paragraph-properties fo:margin-top="0.52cm" fo:margin-bottom="0.21cm" loext:contextual-spacing="false" fo:text-align="center" style:justify-single-word="false" style:page-number="auto" fo:keep-with-next="always"/>
      <style:text-properties style:font-name="Arial" fo:font-family="Arial" style:font-family-generic="swiss" style:font-pitch="variable" fo:font-size="18pt" fo:font-weight="bold"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52cm" fo:margin-bottom="0.109cm" loext:contextual-spacing="false" fo:text-align="start" style:justify-single-word="false" style:page-number="auto" fo:break-before="auto" fo:break-after="auto"/>
      <style:text-properties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top="0.3cm" fo:margin-bottom="0.199cm" loext:contextual-spacing="false" style:page-number="auto" fo:break-before="auto" fo:break-aft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top="0.25cm" fo:margin-bottom="0.101cm" loext: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9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Standard" style:next-style-name="Standard" style:class="text">
      <style:paragraph-properties fo:margin-left="0cm" fo:margin-right="0cm" fo:margin-top="0.423cm" fo:margin-bottom="0.106cm" loext:contextual-spacing="false" fo:text-indent="0cm" style:auto-text-indent="false"/>
      <style:text-properties style:font-name="Arial" fo:font-family="Arial" style:font-family-generic="swiss" style:font-pitch="variable" fo:font-style="italic" style:font-style-asian="italic"/>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fo:margin-top="0cm" fo:margin-bottom="0cm" loext:contextual-spacing="fals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margin-top="0cm" fo:margin-bottom="0cm" loext:contextual-spacing="false" fo:text-align="start" style:justify-single-word="false" fo:text-indent="-0.499cm" style:auto-text-indent="false" style:page-number="auto"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101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Zwischenüberschrift" style:family="paragraph" style:parent-style-name="Standard" style:next-style-name="Text_20_body" style:class="text">
      <style:paragraph-properties fo:margin-top="0.3cm" fo:margin-bottom="0.101cm" loext:contextual-spacing="false"/>
      <style:text-properties fo:font-weight="bold" style:font-weight-asian="bold" style:font-weight-complex="bold"/>
    </style:style>
    <style:style style:name="Bildunterschrift" style:family="paragraph" style:parent-style-name="Standard" style:next-style-name="Text_20_body" style:class="text">
      <style:paragraph-properties fo:margin-top="0.199cm" fo:margin-bottom="0.199cm" loext:contextual-spacing="false"/>
      <style:text-properties fo:font-size="10pt" fo:font-weight="normal" style:font-size-asian="10pt" style:font-weight-asian="normal" style:font-size-complex="10pt" style:font-weight-complex="normal"/>
    </style:style>
    <style:style style:name="Literatur" style:family="paragraph" style:parent-style-name="Standard" style:master-page-name="">
      <style:paragraph-properties fo:margin-left="1.501cm" fo:margin-right="0cm" fo:margin-top="0.101cm" fo:margin-bottom="0cm" loext:contextual-spacing="false" fo:line-height="100%" fo:text-align="start" style:justify-single-word="false" fo:text-indent="-1.501cm" style:auto-text-indent="false" style:page-number="auto"/>
      <style:text-properties fo:font-size="10pt" style:font-size-asian="9pt"/>
    </style:style>
    <style:style style:name="Folie1" style:family="paragraph" style:parent-style-name="Standard" style:master-page-name="">
      <style:paragraph-properties style:page-number="auto">
        <style:tab-stops>
          <style:tab-stop style:position="1cm"/>
          <style:tab-stop style:position="1.501cm"/>
          <style:tab-stop style:position="2.501cm"/>
          <style:tab-stop style:position="4.001cm"/>
          <style:tab-stop style:position="7.001cm"/>
          <style:tab-stop style:position="10.001cm"/>
        </style:tab-stops>
      </style:paragraph-properties>
      <style:text-properties fo:font-weight="normal" style:font-weight-asian="bold"/>
    </style:style>
    <style:style style:name="Folie2" style:family="paragraph">
      <style:text-properties style:font-name="CG Times" fo:font-family="'CG Times', 'Times New Roman'" style:font-family-generic="roman" style:font-pitch="variable" fo:font-weight="normal" style:font-weight-asian="normal"/>
    </style:style>
    <style:style style:name="Standard-B" style:family="paragraph" style:parent-style-name="Standard">
      <style:paragraph-properties fo:text-align="center" style:justify-single-word="false"/>
      <style:text-properties style:font-name="Times New Roman" fo:font-family="'Times New Roman'" style:font-family-generic="roman" style:font-pitch="variable" fo:font-size="11pt" style:font-size-asian="11pt"/>
    </style:style>
    <style:style style:name="WW-Textkörper-Einzug_20_2" style:display-name="WW-Textkörper-Einzug 2" style:family="paragraph" style:parent-style-name="Standard">
      <style:paragraph-properties fo:margin-left="2.501cm" fo:margin-right="0cm" fo:margin-top="0cm" fo:margin-bottom="0cm" loext:contextual-spacing="false" fo:text-indent="-2.501cm" style:auto-text-indent="false"/>
    </style:style>
    <style:style style:name="Fazit" style:family="paragraph" style:parent-style-name="Standard" style:class="text">
      <style:paragraph-properties fo:margin-left="0.953cm" fo:margin-right="2.999cm" fo:margin-top="0cm" fo:margin-bottom="0cm" loext:contextual-spacing="false" fo:text-align="justify" style:justify-single-word="false" fo:text-indent="0cm" style:auto-text-indent="false" style:shadow="#808080 0.18cm 0.18cm">
        <style:tab-stops/>
      </style:paragraph-properties>
    </style:style>
    <style:style style:name="WW-Nur_20_Text" style:display-name="WW-Nur Text" style:family="paragraph" style:parent-style-name="Standard">
      <style:paragraph-properties fo:text-align="justify" style:justify-single-word="false"/>
      <style:text-properties style:font-name="Courier New" fo:font-family="'Courier New'" style:font-family-generic="modern" fo:font-size="10pt" style:font-size-asian="10pt"/>
    </style:style>
    <style:style style:name="Quellcode" style:family="paragraph" style:parent-style-name="Standard" style:class="text">
      <style:paragraph-properties fo:margin-left="0.362cm" fo:margin-right="0.838cm" fo:margin-top="0cm" fo:margin-bottom="0cm" loext:contextual-spacing="false" fo:text-indent="0cm" style:auto-text-indent="false" fo:padding-left="0.141cm" fo:padding-right="0.141cm" fo:padding-top="0.035cm" fo:padding-bottom="0.035cm" fo:border="0.06pt solid #000000">
        <style:tab-stops>
          <style:tab-stop style:position="3.493cm"/>
          <style:tab-stop style:position="9.135cm" style:type="center"/>
          <style:tab-stop style:position="16.635cm" style:type="right"/>
        </style:tab-stops>
      </style:paragraph-properties>
      <style:text-properties style:font-name="Courier New" fo:font-family="'Courier New'" style:font-family-generic="modern" fo:font-size="10pt" style:font-size-asian="10pt"/>
    </style:style>
    <style:style style:name="Literatur-WI" style:family="paragraph" style:parent-style-name="Literatur" style:class="text">
      <style:paragraph-properties fo:margin-left="0.97cm" fo:margin-right="0cm" fo:margin-top="0.101cm" fo:margin-bottom="0cm" loext:contextual-spacing="false" fo:line-height="100%" fo:text-align="start" style:justify-single-word="false" fo:hyphenation-ladder-count="no-limit" fo:text-indent="-0.97cm" style:auto-text-indent="false"/>
      <style:text-properties fo:hyphenate="true" fo:hyphenation-remain-char-count="3"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fo:font-style="normal" style:font-name-asian="StarSymbol" style:font-family-asian="StarSymbol" style:font-charset-asian="x-symbol" style:font-size-asian="9pt" style:font-style-asian="normal" style:font-name-complex="StarSymbol" style:font-family-complex="StarSymbol" style:font-charset-complex="x-symbol" style:font-size-complex="9pt" style:font-style-complex="normal"/>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Wingdings" fo:font-family="Wingdings" style:font-pitch="variable" style:font-charset="x-symbol"/>
    </style:style>
    <style:style style:name="WW8NumSt4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WW8Num5" text:consecutive-numbering="true">
      <text:list-level-style-bullet text:level="1" text:style-name="WW8Num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space-before="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font-size-asian="10pt" style:font-size-complex="10pt"/>
    </style:style>
    <style:style style:name="MP2" style:family="paragraph" style:parent-style-name="Header">
      <style:text-properties fo:font-size="10pt" fo:font-weight="normal" style:font-size-asian="10pt" style:font-weight-asian="normal" style:font-size-complex="10pt" style:font-weight-complex="normal"/>
    </style:style>
    <style:style style:name="MP3" style:family="paragraph" style:parent-style-name="Footer">
      <style:paragraph-properties fo:text-align="center" style:justify-single-word="false"/>
      <style:text-properties fo:font-size="10pt" style:font-size-asian="10pt" style:font-size-complex="10pt"/>
    </style:style>
    <style:style style:name="MP4" style:family="paragraph" style:parent-style-name="Header">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499cm" fo:margin-bottom="2cm" fo:margin-left="2.499cm" fo:margin-right="2.499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cm" fo:margin-left="2.499cm" fo:margin-right="2.499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VWA Leer e.V.<text:tab/><text:tab/></text:span><text:span text:style-name="MT1"><text:page-number text:select-page="current">2</text:page-number></text:span></text:p>
        <text:p text:style-name="MP2"><text:tab/><text:tab/></text:p>
      </style:header>
      <style:footer>
        <text:p text:style-name="MP3">Stand: <text:modification-date style:data-style-name="N37">09.09.17</text:modification-date><text:tab/><text:file-name text:display="full">/Users/haw/Desktop/vwa-paper-resolving-selfintersections-in-2d-polygons/paper.odt</text:file-name><text:tab/>&lt;author&gt;</text:p>
      </style:footer>
    </style:master-page>
    <style:master-page style:name="First_20_Page" style:display-name="First Page" style:page-layout-name="Mpm2" style:next-style-name="Standard">
      <style:footer>
        <text:p text:style-name="MP3">Stand: <text:modification-date style:data-style-name="N36">09.09.2017</text:modification-date><text:tab/><text:file-name text:display="full">/Users/haw/Desktop/vwa-paper-resolving-selfintersections-in-2d-polygons/paper.odt</text:file-name><text:tab/>&lt;autor&gt;</text:p>
      </style:footer>
    </style:master-page>
    <style:master-page style:name="Endnote" style:page-layout-name="Mpm3"/>
    <style:master-page style:name="Literatur" style:page-layout-name="Mpm4">
      <style:header>
        <text:p text:style-name="Header">Universität Bielefeld<text:span text:style-name="MT1"><text:tab/>&lt;name&gt;<text:tab/></text:span><text:span text:style-name="MT1"><text:page-number text:select-page="current">0</text:page-number></text:span></text:p>
        <text:p text:style-name="MP4"><text:span text:style-name="MT1">Prof. Dr. Spitta<text:tab/></text:span><text:span text:style-name="MT1"><text:chapter text:display="name" text:outline-level="1"/></text:span><text:span text:style-name="MT1"><text:tab/></text:span></text:p>
      </style:header>
      <style:footer>
        <text:p text:style-name="Footer">Stand: <text:date style:data-style-name="N30" text:date-value="2017-09-09T19:56:46.560787791">09.09.17</text:date><text:tab/><text:file-name text:display="full">/Users/haw/Desktop/vwa-paper-resolving-selfintersections-in-2d-polygons/paper.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meta:creation-date>2017-09-08T12:27:42</meta:creation-date>
    <dc:language>de-DE</dc:language>
    <meta:editing-cycles>46</meta:editing-cycles>
    <meta:editing-duration>P1DT1H38M26S</meta:editing-duration>
    <meta:initial-creator>Heiko Alexander Weber</meta:initial-creator>
    <dc:date>2017-09-09T19:56:05.033378000</dc:date>
    <meta:document-statistic meta:table-count="0" meta:image-count="0" meta:object-count="24" meta:page-count="6" meta:paragraph-count="73" meta:word-count="1031" meta:character-count="7739" meta:non-whitespace-character-count="6743"/>
    <meta:user-defined meta:name="Info 1"/>
    <meta:user-defined meta:name="Info 2"/>
    <meta:user-defined meta:name="Info 3"/>
    <meta:user-defined meta:name="Info 4"/>
  </office:meta>
</office:document-meta>
</file>

<file path=Object 1/content.xml><?xml version="1.0" encoding="utf-8"?>
<math xmlns="http://www.w3.org/1998/Math/MathML" display="block">
  <semantics>
    <mi>e</mi>
    <annotation encoding="StarMath 5.0">nospace {e}</annotation>
  </semantics>
</math>
</file>

<file path=Object 10/content.xml><?xml version="1.0" encoding="utf-8"?>
<math xmlns="http://www.w3.org/1998/Math/MathML" display="block">
  <semantics>
    <mover accent="true">
      <mrow>
        <msub>
          <mi>P</mi>
          <mn>1</mn>
        </msub>
        <mo stretchy="false">−</mo>
        <msub>
          <mi>P</mi>
          <mn>0</mn>
        </msub>
      </mrow>
      <mo stretchy="true">⃗</mo>
    </mover>
    <annotation encoding="StarMath 5.0">widevec {P_1 - P_0} </annotation>
  </semantics>
</math>
</file>

<file path=Object 11/content.xml><?xml version="1.0" encoding="utf-8"?>
<math xmlns="http://www.w3.org/1998/Math/MathML" display="block">
  <semantics>
    <mrow>
      <mi>P</mi>
      <mo stretchy="false">=</mo>
      <mrow>
        <mo fence="true" stretchy="false">[</mo>
        <mrow>
          <mrow>
            <msub>
              <mi>V</mi>
              <mn>0,</mn>
            </msub>
            <msub>
              <mi>V</mi>
              <mn>1,</mn>
            </msub>
            <mn>...</mn>
            <mi>,</mi>
            <msub>
              <mi>V</mi>
              <mi>n</mi>
            </msub>
          </mrow>
        </mrow>
        <mo fence="true" stretchy="false">]</mo>
      </mrow>
    </mrow>
    <annotation encoding="StarMath 5.0">P = [ V_0, V_1, ..., V_n ]</annotation>
  </semantics>
</math>
</file>

<file path=Object 12/content.xml><?xml version="1.0" encoding="utf-8"?>
<math xmlns="http://www.w3.org/1998/Math/MathML" display="block">
  <semantics>
    <mrow>
      <mi>E</mi>
      <mo stretchy="false">=</mo>
      <mrow>
        <mo fence="true" stretchy="false">[</mo>
        <mrow>
          <mrow>
            <msub>
              <mi>E</mi>
              <mn>0,</mn>
            </msub>
            <msub>
              <mi>E</mi>
              <mn>1,</mn>
            </msub>
            <mn>...</mn>
            <mi>,</mi>
            <msub>
              <mi>E</mi>
              <mi>n</mi>
            </msub>
          </mrow>
        </mrow>
        <mo fence="true" stretchy="false">]</mo>
      </mrow>
    </mrow>
    <annotation encoding="StarMath 5.0">E = [ E_0, E_1, ..., E_n ]</annotation>
  </semantics>
</math>
</file>

<file path=Object 13/content.xml><?xml version="1.0" encoding="utf-8"?>
<math xmlns="http://www.w3.org/1998/Math/MathML" display="block">
  <semantics>
    <mrow>
      <msub>
        <mi>E</mi>
        <mn>0</mn>
      </msub>
      <mo stretchy="false">=</mo>
      <mrow>
        <mo fence="true" stretchy="false">[</mo>
        <mrow>
          <mrow>
            <msub>
              <mi>V</mi>
              <mn>0,</mn>
            </msub>
            <msub>
              <mi>V</mi>
              <mn>1</mn>
            </msub>
          </mrow>
        </mrow>
        <mo fence="true" stretchy="false">]</mo>
      </mrow>
    </mrow>
    <annotation encoding="StarMath 5.0">E_0 = [ V_0, V_1 ]</annotation>
  </semantics>
</math>
</file>

<file path=Object 14/content.xml><?xml version="1.0" encoding="utf-8"?>
<math xmlns="http://www.w3.org/1998/Math/MathML" display="block">
  <semantics>
    <mrow>
      <msub>
        <mi>E</mi>
        <mn>1</mn>
      </msub>
      <mo stretchy="false">=</mo>
      <mrow>
        <mo fence="true" stretchy="false">[</mo>
        <mrow>
          <mrow>
            <msub>
              <mi>V</mi>
              <mn>1,</mn>
            </msub>
            <msub>
              <mi>V</mi>
              <mn>2</mn>
            </msub>
          </mrow>
        </mrow>
        <mo fence="true" stretchy="false">]</mo>
      </mrow>
    </mrow>
    <annotation encoding="StarMath 5.0">E_1 = [ V_1, V_2 ]</annotation>
  </semantics>
</math>
</file>

<file path=Object 15/content.xml><?xml version="1.0" encoding="utf-8"?>
<math xmlns="http://www.w3.org/1998/Math/MathML" display="block">
  <semantics>
    <mrow>
      <msub>
        <mi>E</mi>
        <mi>n</mi>
      </msub>
      <mo stretchy="false">=</mo>
      <mrow>
        <mo fence="true" stretchy="false">[</mo>
        <mrow>
          <mrow>
            <msub>
              <mi>V</mi>
              <mi>n</mi>
            </msub>
            <mi>,</mi>
            <msub>
              <mi>V</mi>
              <mn>0</mn>
            </msub>
          </mrow>
        </mrow>
        <mo fence="true" stretchy="false">]</mo>
      </mrow>
    </mrow>
    <annotation encoding="StarMath 5.0">E_n = [ V_n, V_0 ]</annotation>
  </semantics>
</math>
</file>

<file path=Object 16/content.xml><?xml version="1.0" encoding="utf-8"?>
<math xmlns="http://www.w3.org/1998/Math/MathML" display="block">
  <semantics>
    <mrow>
      <mi>n</mi>
      <mo stretchy="false">≥</mo>
      <mn>3</mn>
    </mrow>
    <annotation encoding="StarMath 5.0">n &gt;= 3</annotation>
  </semantics>
</math>
</file>

<file path=Object 17/content.xml><?xml version="1.0" encoding="utf-8"?>
<math xmlns="http://www.w3.org/1998/Math/MathML" display="block">
  <semantics>
    <mrow>
      <msub>
        <mi>E</mi>
        <mn>0</mn>
      </msub>
      <mo stretchy="false">∈</mo>
      <mi>E</mi>
    </mrow>
    <annotation encoding="StarMath 5.0">E_0 in E </annotation>
  </semantics>
</math>
</file>

<file path=Object 18/content.xml><?xml version="1.0" encoding="utf-8"?>
<math xmlns="http://www.w3.org/1998/Math/MathML" display="block">
  <semantics>
    <mrow>
      <msub>
        <mi>E</mi>
        <mn>1</mn>
      </msub>
      <mo stretchy="false">∈</mo>
      <mrow>
        <mi>E</mi>
        <mo stretchy="false">∖</mo>
        <msub>
          <mi>E</mi>
          <mn>0</mn>
        </msub>
      </mrow>
    </mrow>
    <annotation encoding="StarMath 5.0">E_1 in E setminus E_0</annotation>
  </semantics>
</math>
</file>

<file path=Object 19/content.xml><?xml version="1.0" encoding="utf-8"?>
<math xmlns="http://www.w3.org/1998/Math/MathML" display="block">
  <semantics>
    <mrow>
      <mrow>
        <mo fence="true" stretchy="true">|</mo>
        <mrow>
          <mi>S</mi>
        </mrow>
        <mo fence="true" stretchy="true">|</mo>
      </mrow>
      <mo stretchy="false">&gt;</mo>
      <mn>0</mn>
    </mrow>
    <annotation encoding="StarMath 5.0">abs{S}&gt;0 </annotation>
  </semantics>
</math>
</file>

<file path=Object 2/content.xml><?xml version="1.0" encoding="utf-8"?>
<math xmlns="http://www.w3.org/1998/Math/MathML" display="block">
  <semantics>
    <mi>d</mi>
    <annotation encoding="StarMath 5.0">nospace {d}</annotation>
  </semantics>
</math>
</file>

<file path=Object 20/content.xml><?xml version="1.0" encoding="utf-8"?>
<math xmlns="http://www.w3.org/1998/Math/MathML" display="block">
  <semantics>
    <mrow>
      <mi>E</mi>
      <mi>,</mi>
      <mi>E</mi>
      <mi>'</mi>
    </mrow>
    <annotation encoding="StarMath 5.0">E, E'</annotation>
  </semantics>
</math>
</file>

<file path=Object 21/content.xml><?xml version="1.0" encoding="utf-8"?>
<math xmlns="http://www.w3.org/1998/Math/MathML" display="block">
  <semantics>
    <mrow>
      <mover accent="true">
        <mi>A</mi>
        <mo stretchy="true">⃗</mo>
      </mover>
      <mo stretchy="false">=</mo>
      <mover accent="true">
        <mrow>
          <msub>
            <mi>E</mi>
            <mn>1</mn>
          </msub>
          <mo stretchy="false">−</mo>
          <msub>
            <mi>E</mi>
            <mn>0</mn>
          </msub>
        </mrow>
        <mo stretchy="true">⃗</mo>
      </mover>
    </mrow>
    <annotation encoding="StarMath 5.0">widevec {A} = widevec{E_1-E_0} </annotation>
  </semantics>
</math>
</file>

<file path=Object 22/content.xml><?xml version="1.0" encoding="utf-8"?>
<math xmlns="http://www.w3.org/1998/Math/MathML" display="block">
  <semantics>
    <mrow>
      <mover accent="true">
        <mi>B</mi>
        <mo stretchy="true">⃗</mo>
      </mover>
      <mo stretchy="false">=</mo>
      <mover accent="true">
        <mrow>
          <mi>E</mi>
          <mrow>
            <msub>
              <mi>'</mi>
              <mn>1</mn>
            </msub>
            <mo stretchy="false">−</mo>
            <mi>E</mi>
          </mrow>
          <msub>
            <mi>'</mi>
            <mn>0</mn>
          </msub>
        </mrow>
        <mo stretchy="true">⃗</mo>
      </mover>
    </mrow>
    <annotation encoding="StarMath 5.0">widevec{B} = widevec{E'_1-E'_0}</annotation>
  </semantics>
</math>
</file>

<file path=Object 23/content.xml><?xml version="1.0" encoding="utf-8"?>
<math xmlns="http://www.w3.org/1998/Math/MathML" display="block">
  <semantics>
    <mrow>
      <mfrac>
        <mi>ϕ</mi>
        <mi>π</mi>
      </mfrac>
      <mo stretchy="false">=</mo>
      <mn>0</mn>
    </mrow>
    <annotation encoding="StarMath 5.0">%phi over %pi = 0</annotation>
  </semantics>
</math>
</file>

<file path=Object 24/content.xml><?xml version="1.0" encoding="utf-8"?>
<math xmlns="http://www.w3.org/1998/Math/MathML" display="block">
  <semantics>
    <mrow>
      <mrow>
        <mover accent="true">
          <mi>A</mi>
          <mo stretchy="true">⃗</mo>
        </mover>
        <mo stretchy="false">=</mo>
        <mi>α</mi>
      </mrow>
      <mover accent="true">
        <mi>B</mi>
        <mo stretchy="true">⃗</mo>
      </mover>
      <mi>,</mi>
      <mi>α</mi>
      <mi>≠</mi>
      <mn>0</mn>
    </mrow>
    <annotation encoding="StarMath 5.0">widevec {A} = %alpha widevec{B}, %alpha≠0</annotation>
  </semantics>
</math>
</file>

<file path=Object 3/content.xml><?xml version="1.0" encoding="utf-8"?>
<math xmlns="http://www.w3.org/1998/Math/MathML" display="block">
  <semantics>
    <mi>h</mi>
    <annotation encoding="StarMath 5.0">nospace {h}</annotation>
  </semantics>
</math>
</file>

<file path=Object 4/content.xml><?xml version="1.0" encoding="utf-8"?>
<math xmlns="http://www.w3.org/1998/Math/MathML" display="block">
  <semantics>
    <mi>k</mi>
    <annotation encoding="StarMath 5.0">nospace {k}</annotation>
  </semantics>
</math>
</file>

<file path=Object 5/content.xml><?xml version="1.0" encoding="utf-8"?>
<math xmlns="http://www.w3.org/1998/Math/MathML" display="block">
  <semantics>
    <mi>H</mi>
    <annotation encoding="StarMath 5.0">nospace {H}</annotation>
  </semantics>
</math>
</file>

<file path=Object 6/content.xml><?xml version="1.0" encoding="utf-8"?>
<math xmlns="http://www.w3.org/1998/Math/MathML" display="block">
  <semantics>
    <mrow>
      <mrow>
        <msub>
          <mi>K</mi>
          <mi>e</mi>
        </msub>
        <mo stretchy="false">=</mo>
        <mfrac>
          <mi>k</mi>
          <mi>H</mi>
        </mfrac>
      </mrow>
      <mi mathvariant="italic">dh</mi>
    </mrow>
    <annotation encoding="StarMath 5.0">K_e = k over H dh  </annotation>
  </semantics>
</math>
</file>

<file path=Object 7/content.xml><?xml version="1.0" encoding="utf-8"?>
<math xmlns="http://www.w3.org/1998/Math/MathML" display="block">
  <semantics>
    <mrow>
      <mrow>
        <msub>
          <mi>K</mi>
          <mi>e</mi>
        </msub>
        <mo stretchy="false">=</mo>
        <mrow>
          <mfrac>
            <mn>2000</mn>
            <mn>160</mn>
          </mfrac>
          <mo stretchy="false">×</mo>
          <mn>20</mn>
          <mo stretchy="false">×</mo>
          <mn>0.5</mn>
        </mrow>
        <mo stretchy="false">=</mo>
        <mn>125</mn>
      </mrow>
      <mi>€</mi>
    </mrow>
    <annotation encoding="StarMath 5.0">K_e = 2000 over 160 times 20 times 0.5 = 125€ </annotation>
  </semantics>
</math>
</file>

<file path=Object 8/content.xml><?xml version="1.0" encoding="utf-8"?>
<math xmlns="http://www.w3.org/1998/Math/MathML" display="block">
  <semantics>
    <mi>x</mi>
    <annotation encoding="StarMath 5.0">x</annotation>
  </semantics>
</math>
</file>

<file path=Object 9/content.xml><?xml version="1.0" encoding="utf-8"?>
<math xmlns="http://www.w3.org/1998/Math/MathML" display="block">
  <semantics>
    <mi>y</mi>
    <annotation encoding="StarMath 5.0">y</annotation>
  </semantics>
</math>
</file>